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oundRobin" table:style-name="ta1">
        <table:shapes>
          <draw:frame draw:z-index="0" draw:style-name="gr1" draw:text-style-name="P1" svg:width="211.28mm" svg:height="100.94mm" svg:x="168.64mm" svg:y="6.37mm">
            <draw:object draw:notify-on-update-of-ranges="RoundRobin.B3:RoundRobin.B28 RoundRobin.C2:RoundRobin.C2 RoundRobin.C3:RoundRobin.C28 RoundRobin.D2:RoundRobin.D2 RoundRobin.D3:RoundRobin.D28 RoundRobin.E2:RoundRobin.E2 RoundRobin.E3:RoundRobin.E28 RoundRobin.F2:RoundRobin.F2 RoundRobin.F3:RoundRobin.F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425507576702" calcext:value-type="float">
            <text:p>1425507576702</text:p>
          </table:table-cell>
          <table:table-cell table:formula="of:=[.A3]-[.A3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25507596704" calcext:value-type="float">
            <text:p>1425507596704</text:p>
          </table:table-cell>
          <table:table-cell table:formula="of:=[.B3] + ROUND(([.A4]-[.A3]) / 1000)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25507616700" calcext:value-type="float">
            <text:p>1425507616700</text:p>
          </table:table-cell>
          <table:table-cell table:formula="of:=[.B4] + ROUND(([.A5]-[.A4]) / 1000)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25507636710" calcext:value-type="float">
            <text:p>1425507636710</text:p>
          </table:table-cell>
          <table:table-cell table:formula="of:=[.B5] + ROUND(([.A6]-[.A5]) / 1000)"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25507656711" calcext:value-type="float">
            <text:p>1425507656711</text:p>
          </table:table-cell>
          <table:table-cell table:formula="of:=[.B6] + ROUND(([.A7]-[.A6]) / 1000)"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425507676700" calcext:value-type="float">
            <text:p>1425507676700</text:p>
          </table:table-cell>
          <table:table-cell table:formula="of:=[.B7] + ROUND(([.A8]-[.A7]) / 1000)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25507696714" calcext:value-type="float">
            <text:p>1425507696714</text:p>
          </table:table-cell>
          <table:table-cell table:formula="of:=[.B8] + ROUND(([.A9]-[.A8]) / 1000)"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48" calcext:value-type="float">
            <text:p>14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425507716704" calcext:value-type="float">
            <text:p>1425507716704</text:p>
          </table:table-cell>
          <table:table-cell table:formula="of:=[.B9] + ROUND(([.A10]-[.A9]) / 1000)"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425507736701" calcext:value-type="float">
            <text:p>1425507736701</text:p>
          </table:table-cell>
          <table:table-cell table:formula="of:=[.B10] + ROUND(([.A11]-[.A10]) / 1000)" office:value-type="float" office:value="160" calcext:value-type="float">
            <text:p>16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58" calcext:value-type="float">
            <text:p>15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25507756701" calcext:value-type="float">
            <text:p>1425507756701</text:p>
          </table:table-cell>
          <table:table-cell table:formula="of:=[.B11] + ROUND(([.A12]-[.A11]) / 1000)"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776712" calcext:value-type="float">
            <text:p>1425507776712</text:p>
          </table:table-cell>
          <table:table-cell table:formula="of:=[.B12] + ROUND(([.A13]-[.A12]) / 1000)"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796703" calcext:value-type="float">
            <text:p>1425507796703</text:p>
          </table:table-cell>
          <table:table-cell table:formula="of:=[.B13] + ROUND(([.A14]-[.A13]) / 1000)"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16715" calcext:value-type="float">
            <text:p>1425507816715</text:p>
          </table:table-cell>
          <table:table-cell table:formula="of:=[.B14] + ROUND(([.A15]-[.A14]) / 1000)"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36701" calcext:value-type="float">
            <text:p>1425507836701</text:p>
          </table:table-cell>
          <table:table-cell table:formula="of:=[.B15] + ROUND(([.A16]-[.A15]) / 1000)" office:value-type="float" office:value="260" calcext:value-type="float">
            <text:p>260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56700" calcext:value-type="float">
            <text:p>1425507856700</text:p>
          </table:table-cell>
          <table:table-cell table:formula="of:=[.B16] + ROUND(([.A17]-[.A16]) / 1000)" office:value-type="float" office:value="280" calcext:value-type="float">
            <text:p>280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76714" calcext:value-type="float">
            <text:p>1425507876714</text:p>
          </table:table-cell>
          <table:table-cell table:formula="of:=[.B17] + ROUND(([.A18]-[.A17]) / 1000)"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896701" calcext:value-type="float">
            <text:p>1425507896701</text:p>
          </table:table-cell>
          <table:table-cell table:formula="of:=[.B18] + ROUND(([.A19]-[.A18]) / 1000)" office:value-type="float" office:value="320" calcext:value-type="float">
            <text:p>320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16710" calcext:value-type="float">
            <text:p>1425507916710</text:p>
          </table:table-cell>
          <table:table-cell table:formula="of:=[.B19] + ROUND(([.A20]-[.A19]) / 1000)" office:value-type="float" office:value="340" calcext:value-type="float">
            <text:p>340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36714" calcext:value-type="float">
            <text:p>1425507936714</text:p>
          </table:table-cell>
          <table:table-cell table:formula="of:=[.B20] + ROUND(([.A21]-[.A20]) / 1000)" office:value-type="float" office:value="360" calcext:value-type="float">
            <text:p>360</text:p>
          </table:table-cell>
          <table:table-cell office:value-type="float" office:value="177" calcext:value-type="float">
            <text:p>17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56699" calcext:value-type="float">
            <text:p>1425507956699</text:p>
          </table:table-cell>
          <table:table-cell table:formula="of:=[.B21] + ROUND(([.A22]-[.A21]) / 1000)"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76702" calcext:value-type="float">
            <text:p>1425507976702</text:p>
          </table:table-cell>
          <table:table-cell table:formula="of:=[.B22] + ROUND(([.A23]-[.A22]) / 1000)" office:value-type="float" office:value="400" calcext:value-type="float">
            <text:p>400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7996715" calcext:value-type="float">
            <text:p>1425507996715</text:p>
          </table:table-cell>
          <table:table-cell table:formula="of:=[.B23] + ROUND(([.A24]-[.A23]) / 1000)" office:value-type="float" office:value="420" calcext:value-type="float">
            <text:p>420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16703" calcext:value-type="float">
            <text:p>1425508016703</text:p>
          </table:table-cell>
          <table:table-cell table:formula="of:=[.B24] + ROUND(([.A25]-[.A24]) / 1000)" office:value-type="float" office:value="440" calcext:value-type="float">
            <text:p>440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36710" calcext:value-type="float">
            <text:p>1425508036710</text:p>
          </table:table-cell>
          <table:table-cell table:formula="of:=[.B25] + ROUND(([.A26]-[.A25]) / 1000)" office:value-type="float" office:value="460" calcext:value-type="float">
            <text:p>460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56701" calcext:value-type="float">
            <text:p>1425508056701</text:p>
          </table:table-cell>
          <table:table-cell table:formula="of:=[.B26] + ROUND(([.A27]-[.A26]) / 1000)"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76715" calcext:value-type="float">
            <text:p>1425508076715</text:p>
          </table:table-cell>
          <table:table-cell table:formula="of:=[.B27] + ROUND(([.A28]-[.A27]) / 1000)"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096690" calcext:value-type="float">
            <text:p>1425508096690</text:p>
          </table:table-cell>
          <table:table-cell table:formula="of:=[.B28] + ROUND(([.A29]-[.A28]) / 1000)" office:value-type="float" office:value="520" calcext:value-type="float">
            <text:p>5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16713" calcext:value-type="float">
            <text:p>1425508116713</text:p>
          </table:table-cell>
          <table:table-cell table:formula="of:=[.B29] + ROUND(([.A30]-[.A29]) / 1000)" office:value-type="float" office:value="540" calcext:value-type="float">
            <text:p>5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36702" calcext:value-type="float">
            <text:p>1425508136702</text:p>
          </table:table-cell>
          <table:table-cell table:formula="of:=[.B30] + ROUND(([.A31]-[.A30]) / 1000)" office:value-type="float" office:value="560" calcext:value-type="float">
            <text:p>5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56713" calcext:value-type="float">
            <text:p>1425508156713</text:p>
          </table:table-cell>
          <table:table-cell table:formula="of:=[.B31] + ROUND(([.A32]-[.A31]) / 1000)" office:value-type="float" office:value="580" calcext:value-type="float">
            <text:p>5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76701" calcext:value-type="float">
            <text:p>1425508176701</text:p>
          </table:table-cell>
          <table:table-cell table:formula="of:=[.B32] + ROUND(([.A33]-[.A32]) / 1000)"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196714" calcext:value-type="float">
            <text:p>1425508196714</text:p>
          </table:table-cell>
          <table:table-cell table:formula="of:=[.B33] + ROUND(([.A34]-[.A33]) / 1000)" office:value-type="float" office:value="620" calcext:value-type="float">
            <text:p>6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216701" calcext:value-type="float">
            <text:p>1425508216701</text:p>
          </table:table-cell>
          <table:table-cell table:formula="of:=[.B34] + ROUND(([.A35]-[.A34]) / 1000)" office:value-type="float" office:value="640" calcext:value-type="float">
            <text:p>6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508236714" calcext:value-type="float">
            <text:p>1425508236714</text:p>
          </table:table-cell>
          <table:table-cell table:formula="of:=[.B35] + ROUND(([.A36]-[.A35]) / 1000)" office:value-type="float" office:value="660" calcext:value-type="float">
            <text:p>66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Adaptive" table:style-name="ta1">
        <table:shapes>
          <draw:frame draw:z-index="0" draw:style-name="gr1" draw:text-style-name="P1" svg:width="211.28mm" svg:height="100.94mm" svg:x="158.32mm" svg:y="8.76mm">
            <draw:object draw:notify-on-update-of-ranges="Adaptive.B3:Adaptive.B28 Adaptive.C2:Adaptive.C2 Adaptive.C3:Adaptive.C28 Adaptive.D2:Adaptive.D2 Adaptive.D3:Adaptive.D28 Adaptive.E2:Adaptive.E2 Adaptive.E3:Adaptive.E28 Adaptive.F2:Adaptive.F2 Adaptive.F3:Adaptive.F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425508275410" calcext:value-type="float">
            <text:p>1425508275410</text:p>
          </table:table-cell>
          <table:table-cell table:formula="of:=[.A3]-[.A3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25508295413" calcext:value-type="float">
            <text:p>1425508295413</text:p>
          </table:table-cell>
          <table:table-cell table:formula="of:=[.B3] + ROUND(([.A4]-[.A3]) / 1000)"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25508315393" calcext:value-type="float">
            <text:p>1425508315393</text:p>
          </table:table-cell>
          <table:table-cell table:formula="of:=[.B4] + ROUND(([.A5]-[.A4]) / 1000)"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25508335402" calcext:value-type="float">
            <text:p>1425508335402</text:p>
          </table:table-cell>
          <table:table-cell table:formula="of:=[.B5] + ROUND(([.A6]-[.A5]) / 1000)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25508355394" calcext:value-type="float">
            <text:p>1425508355394</text:p>
          </table:table-cell>
          <table:table-cell table:formula="of:=[.B6] + ROUND(([.A7]-[.A6]) / 1000)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25508375401" calcext:value-type="float">
            <text:p>1425508375401</text:p>
          </table:table-cell>
          <table:table-cell table:formula="of:=[.B7] + ROUND(([.A8]-[.A7]) / 1000)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25508395396" calcext:value-type="float">
            <text:p>1425508395396</text:p>
          </table:table-cell>
          <table:table-cell table:formula="of:=[.B8] + ROUND(([.A9]-[.A8]) / 1000)" office:value-type="float" office:value="120" calcext:value-type="float">
            <text:p>12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25508415392" calcext:value-type="float">
            <text:p>1425508415392</text:p>
          </table:table-cell>
          <table:table-cell table:formula="of:=[.B9] + ROUND(([.A10]-[.A9]) / 1000)"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8435403" calcext:value-type="float">
            <text:p>1425508435403</text:p>
          </table:table-cell>
          <table:table-cell table:formula="of:=[.B10] + ROUND(([.A11]-[.A10]) / 1000)"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5508455405" calcext:value-type="float">
            <text:p>1425508455405</text:p>
          </table:table-cell>
          <table:table-cell table:formula="of:=[.B11] + ROUND(([.A12]-[.A11]) / 1000)"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25508475404" calcext:value-type="float">
            <text:p>1425508475404</text:p>
          </table:table-cell>
          <table:table-cell table:formula="of:=[.B12] + ROUND(([.A13]-[.A12]) / 1000)"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425508495391" calcext:value-type="float">
            <text:p>1425508495391</text:p>
          </table:table-cell>
          <table:table-cell table:formula="of:=[.B13] + ROUND(([.A14]-[.A13]) / 1000)"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25508515393" calcext:value-type="float">
            <text:p>1425508515393</text:p>
          </table:table-cell>
          <table:table-cell table:formula="of:=[.B14] + ROUND(([.A15]-[.A14]) / 1000)"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25508535405" calcext:value-type="float">
            <text:p>1425508535405</text:p>
          </table:table-cell>
          <table:table-cell table:formula="of:=[.B15] + ROUND(([.A16]-[.A15]) / 1000)" office:value-type="float" office:value="260" calcext:value-type="float">
            <text:p>26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25508555402" calcext:value-type="float">
            <text:p>1425508555402</text:p>
          </table:table-cell>
          <table:table-cell table:formula="of:=[.B16] + ROUND(([.A17]-[.A16]) / 1000)" office:value-type="float" office:value="280" calcext:value-type="float">
            <text:p>28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8575391" calcext:value-type="float">
            <text:p>1425508575391</text:p>
          </table:table-cell>
          <table:table-cell table:formula="of:=[.B17] + ROUND(([.A18]-[.A17]) / 1000)" office:value-type="float" office:value="300" calcext:value-type="float">
            <text:p>30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8595402" calcext:value-type="float">
            <text:p>1425508595402</text:p>
          </table:table-cell>
          <table:table-cell table:formula="of:=[.B18] + ROUND(([.A19]-[.A18]) / 1000)"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52" calcext:value-type="float">
            <text:p>15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425508615402" calcext:value-type="float">
            <text:p>1425508615402</text:p>
          </table:table-cell>
          <table:table-cell table:formula="of:=[.B19] + ROUND(([.A20]-[.A19]) / 1000)"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425508635403" calcext:value-type="float">
            <text:p>1425508635403</text:p>
          </table:table-cell>
          <table:table-cell table:formula="of:=[.B20] + ROUND(([.A21]-[.A20]) / 1000)" office:value-type="float" office:value="360" calcext:value-type="float">
            <text:p>36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25508655401" calcext:value-type="float">
            <text:p>1425508655401</text:p>
          </table:table-cell>
          <table:table-cell table:formula="of:=[.B21] + ROUND(([.A22]-[.A21]) / 1000)" office:value-type="float" office:value="380" calcext:value-type="float">
            <text:p>38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25508675392" calcext:value-type="float">
            <text:p>1425508675392</text:p>
          </table:table-cell>
          <table:table-cell table:formula="of:=[.B22] + ROUND(([.A23]-[.A22]) / 1000)" office:value-type="float" office:value="400" calcext:value-type="float">
            <text:p>400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25508695405" calcext:value-type="float">
            <text:p>1425508695405</text:p>
          </table:table-cell>
          <table:table-cell table:formula="of:=[.B23] + ROUND(([.A24]-[.A23]) / 1000)" office:value-type="float" office:value="420" calcext:value-type="float">
            <text:p>42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8715403" calcext:value-type="float">
            <text:p>1425508715403</text:p>
          </table:table-cell>
          <table:table-cell table:formula="of:=[.B24] + ROUND(([.A25]-[.A24]) / 1000)" office:value-type="float" office:value="440" calcext:value-type="float">
            <text:p>440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425508735403" calcext:value-type="float">
            <text:p>1425508735403</text:p>
          </table:table-cell>
          <table:table-cell table:formula="of:=[.B25] + ROUND(([.A26]-[.A25]) / 1000)" office:value-type="float" office:value="460" calcext:value-type="float">
            <text:p>46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25508755392" calcext:value-type="float">
            <text:p>1425508755392</text:p>
          </table:table-cell>
          <table:table-cell table:formula="of:=[.B26] + ROUND(([.A27]-[.A26]) / 1000)" office:value-type="float" office:value="480" calcext:value-type="float">
            <text:p>48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8775406" calcext:value-type="float">
            <text:p>1425508775406</text:p>
          </table:table-cell>
          <table:table-cell table:formula="of:=[.B27] + ROUND(([.A28]-[.A27]) / 1000)"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54" calcext:value-type="float">
            <text:p>15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25508795385" calcext:value-type="float">
            <text:p>1425508795385</text:p>
          </table:table-cell>
          <table:table-cell table:formula="of:=[.B28] + ROUND(([.A29]-[.A28]) / 1000)" office:value-type="float" office:value="520" calcext:value-type="float">
            <text:p>52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25508815406" calcext:value-type="float">
            <text:p>1425508815406</text:p>
          </table:table-cell>
          <table:table-cell table:formula="of:=[.B29] + ROUND(([.A30]-[.A29]) / 1000)" office:value-type="float" office:value="540" calcext:value-type="float">
            <text:p>540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425508835396" calcext:value-type="float">
            <text:p>1425508835396</text:p>
          </table:table-cell>
          <table:table-cell table:formula="of:=[.B30] + ROUND(([.A31]-[.A30]) / 1000)" office:value-type="float" office:value="560" calcext:value-type="float">
            <text:p>560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25508855395" calcext:value-type="float">
            <text:p>1425508855395</text:p>
          </table:table-cell>
          <table:table-cell table:formula="of:=[.B31] + ROUND(([.A32]-[.A31]) / 1000)" office:value-type="float" office:value="580" calcext:value-type="float">
            <text:p>58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25508875406" calcext:value-type="float">
            <text:p>1425508875406</text:p>
          </table:table-cell>
          <table:table-cell table:formula="of:=[.B32] + ROUND(([.A33]-[.A32]) / 1000)" office:value-type="float" office:value="600" calcext:value-type="float">
            <text:p>60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25508895391" calcext:value-type="float">
            <text:p>1425508895391</text:p>
          </table:table-cell>
          <table:table-cell table:formula="of:=[.B33] + ROUND(([.A34]-[.A33]) / 1000)" office:value-type="float" office:value="620" calcext:value-type="float">
            <text:p>620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08915396" calcext:value-type="float">
            <text:p>1425508915396</text:p>
          </table:table-cell>
          <table:table-cell table:formula="of:=[.B34] + ROUND(([.A35]-[.A34]) / 1000)" office:value-type="float" office:value="640" calcext:value-type="float">
            <text:p>64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46" calcext:value-type="float">
            <text:p>14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08935392" calcext:value-type="float">
            <text:p>1425508935392</text:p>
          </table:table-cell>
          <table:table-cell table:formula="of:=[.B35] + ROUND(([.A36]-[.A35]) / 1000)" office:value-type="float" office:value="660" calcext:value-type="float">
            <text:p>660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08955404" calcext:value-type="float">
            <text:p>142550895540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25508975396" calcext:value-type="float">
            <text:p>142550897539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8995393" calcext:value-type="float">
            <text:p>142550899539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9015395" calcext:value-type="float">
            <text:p>14255090153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035404" calcext:value-type="float">
            <text:p>142550903540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055405" calcext:value-type="float">
            <text:p>14255090554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09075405" calcext:value-type="float">
            <text:p>14255090754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09095402" calcext:value-type="float">
            <text:p>14255090954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09115405" calcext:value-type="float">
            <text:p>142550911540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25509135391" calcext:value-type="float">
            <text:p>142550913539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25509155391" calcext:value-type="float">
            <text:p>14255091553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09175392" calcext:value-type="float">
            <text:p>142550917539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25509195403" calcext:value-type="float">
            <text:p>142550919540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425509215394" calcext:value-type="float">
            <text:p>142550921539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25509235401" calcext:value-type="float">
            <text:p>14255092354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425509255392" calcext:value-type="float">
            <text:p>142550925539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25509275404" calcext:value-type="float">
            <text:p>142550927540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295401" calcext:value-type="float">
            <text:p>142550929540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315397" calcext:value-type="float">
            <text:p>142550931539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09335386" calcext:value-type="float">
            <text:p>142550933538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425509355392" calcext:value-type="float">
            <text:p>14255093553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25509375402" calcext:value-type="float">
            <text:p>142550937540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39" calcext:value-type="float">
            <text:p>1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09395402" calcext:value-type="float">
            <text:p>142550939540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09415403" calcext:value-type="float">
            <text:p>14255094154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9435402" calcext:value-type="float">
            <text:p>14255094354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09455405" calcext:value-type="float">
            <text:p>14255094554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09475402" calcext:value-type="float">
            <text:p>142550947540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29" calcext:value-type="float">
            <text:p>12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09495404" calcext:value-type="float">
            <text:p>142550949540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09515402" calcext:value-type="float">
            <text:p>142550951540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25509535401" calcext:value-type="float">
            <text:p>142550953540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425509555392" calcext:value-type="float">
            <text:p>142550955539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425509575402" calcext:value-type="float">
            <text:p>142550957540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09595406" calcext:value-type="float">
            <text:p>142550959540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09615391" calcext:value-type="float">
            <text:p>142550961539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09635406" calcext:value-type="float">
            <text:p>142550963540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66" calcext:value-type="float">
            <text:p>16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09655394" calcext:value-type="float">
            <text:p>142550965539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25509675401" calcext:value-type="float">
            <text:p>1425509675401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25509695396" calcext:value-type="float">
            <text:p>142550969539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09715391" calcext:value-type="float">
            <text:p>142550971539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09735391" calcext:value-type="float">
            <text:p>14255097353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425509755392" calcext:value-type="float">
            <text:p>142550975539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425509775393" calcext:value-type="float">
            <text:p>142550977539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159" calcext:value-type="float">
            <text:p>1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25509795404" calcext:value-type="float">
            <text:p>142550979540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 office:value-type="float" office:value="187" calcext:value-type="float">
            <text:p>187</text:p>
          </table:table-cell>
        </table:table-row>
      </table:table>
      <table:table table:name="AdaptiveLong" table:style-name="ta1">
        <table:shapes>
          <draw:frame draw:z-index="0" draw:style-name="gr1" draw:text-style-name="P1" svg:width="211.28mm" svg:height="100.94mm" svg:x="180.62mm" svg:y="27.09mm">
            <draw:object draw:notify-on-update-of-ranges="AdaptiveLong.B3:AdaptiveLong.B110 AdaptiveLong.C2:AdaptiveLong.C2 AdaptiveLong.C3:AdaptiveLong.C110 AdaptiveLong.D2:AdaptiveLong.D2 AdaptiveLong.D3:AdaptiveLong.D110 AdaptiveLong.E2:AdaptiveLong.E2 AdaptiveLong.E3:AdaptiveLong.E110 AdaptiveLong.F2:AdaptiveLong.F2 AdaptiveLong.F3:AdaptiveLong.F1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425535272990" calcext:value-type="float">
            <text:p>1425535272990</text:p>
          </table:table-cell>
          <table:table-cell table:formula="of:=[.A3]-[.A3]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25535573014" calcext:value-type="float">
            <text:p>1425535573014</text:p>
          </table:table-cell>
          <table:table-cell table:formula="of:=[.B3] + ROUND(([.A4]-[.A3]) / 1000 / 60)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35873015" calcext:value-type="float">
            <text:p>1425535873015</text:p>
          </table:table-cell>
          <table:table-cell table:formula="of:=[.B4] + ROUND(([.A5]-[.A4]) / 1000 / 60)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36173011" calcext:value-type="float">
            <text:p>1425536173011</text:p>
          </table:table-cell>
          <table:table-cell table:formula="of:=[.B5] + ROUND(([.A6]-[.A5]) / 1000 / 60)"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36472998" calcext:value-type="float">
            <text:p>1425536472998</text:p>
          </table:table-cell>
          <table:table-cell table:formula="of:=[.B6] + ROUND(([.A7]-[.A6]) / 1000 / 60)"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36773023" calcext:value-type="float">
            <text:p>1425536773023</text:p>
          </table:table-cell>
          <table:table-cell table:formula="of:=[.B7] + ROUND(([.A8]-[.A7]) / 1000 / 60)"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37072999" calcext:value-type="float">
            <text:p>1425537072999</text:p>
          </table:table-cell>
          <table:table-cell table:formula="of:=[.B8] + ROUND(([.A9]-[.A8]) / 1000 / 60)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37372998" calcext:value-type="float">
            <text:p>1425537372998</text:p>
          </table:table-cell>
          <table:table-cell table:formula="of:=[.B9] + ROUND(([.A10]-[.A9]) / 1000 / 60)"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49" calcext:value-type="float">
            <text:p>14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37673022" calcext:value-type="float">
            <text:p>1425537673022</text:p>
          </table:table-cell>
          <table:table-cell table:formula="of:=[.B10] + ROUND(([.A11]-[.A10]) / 1000 / 60)"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37973000" calcext:value-type="float">
            <text:p>1425537973000</text:p>
          </table:table-cell>
          <table:table-cell table:formula="of:=[.B11] + ROUND(([.A12]-[.A11]) / 1000 / 60)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38273020" calcext:value-type="float">
            <text:p>1425538273020</text:p>
          </table:table-cell>
          <table:table-cell table:formula="of:=[.B12] + ROUND(([.A13]-[.A12]) / 1000 / 60)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38573002" calcext:value-type="float">
            <text:p>1425538573002</text:p>
          </table:table-cell>
          <table:table-cell table:formula="of:=[.B13] + ROUND(([.A14]-[.A13]) / 1000 / 60)"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38873000" calcext:value-type="float">
            <text:p>1425538873000</text:p>
          </table:table-cell>
          <table:table-cell table:formula="of:=[.B14] + ROUND(([.A15]-[.A14]) / 1000 / 60)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39173004" calcext:value-type="float">
            <text:p>1425539173004</text:p>
          </table:table-cell>
          <table:table-cell table:formula="of:=[.B15] + ROUND(([.A16]-[.A15]) / 1000 / 60)"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39473008" calcext:value-type="float">
            <text:p>1425539473008</text:p>
          </table:table-cell>
          <table:table-cell table:formula="of:=[.B16] + ROUND(([.A17]-[.A16]) / 1000 / 60)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39773001" calcext:value-type="float">
            <text:p>1425539773001</text:p>
          </table:table-cell>
          <table:table-cell table:formula="of:=[.B17] + ROUND(([.A18]-[.A17]) / 1000 / 60)"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53" calcext:value-type="float">
            <text:p>1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40073023" calcext:value-type="float">
            <text:p>1425540073023</text:p>
          </table:table-cell>
          <table:table-cell table:formula="of:=[.B18] + ROUND(([.A19]-[.A18]) / 1000 / 60)" office:value-type="float" office:value="80" calcext:value-type="float">
            <text:p>8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0373000" calcext:value-type="float">
            <text:p>1425540373000</text:p>
          </table:table-cell>
          <table:table-cell table:formula="of:=[.B19] + ROUND(([.A20]-[.A19]) / 1000 / 60)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40673021" calcext:value-type="float">
            <text:p>1425540673021</text:p>
          </table:table-cell>
          <table:table-cell table:formula="of:=[.B20] + ROUND(([.A21]-[.A20]) / 1000 / 60)"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0972999" calcext:value-type="float">
            <text:p>1425540972999</text:p>
          </table:table-cell>
          <table:table-cell table:formula="of:=[.B21] + ROUND(([.A22]-[.A21]) / 1000 / 60)"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43" calcext:value-type="float">
            <text:p>14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1273014" calcext:value-type="float">
            <text:p>1425541273014</text:p>
          </table:table-cell>
          <table:table-cell table:formula="of:=[.B22] + ROUND(([.A23]-[.A22]) / 1000 / 60)"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1573008" calcext:value-type="float">
            <text:p>1425541573008</text:p>
          </table:table-cell>
          <table:table-cell table:formula="of:=[.B23] + ROUND(([.A24]-[.A23]) / 1000 / 60)"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152" calcext:value-type="float">
            <text:p>15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41873004" calcext:value-type="float">
            <text:p>1425541873004</text:p>
          </table:table-cell>
          <table:table-cell table:formula="of:=[.B24] + ROUND(([.A25]-[.A24]) / 1000 / 60)"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2173000" calcext:value-type="float">
            <text:p>1425542173000</text:p>
          </table:table-cell>
          <table:table-cell table:formula="of:=[.B25] + ROUND(([.A26]-[.A25]) / 1000 / 60)"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2473016" calcext:value-type="float">
            <text:p>1425542473016</text:p>
          </table:table-cell>
          <table:table-cell table:formula="of:=[.B26] + ROUND(([.A27]-[.A26]) / 1000 / 60)"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2773009" calcext:value-type="float">
            <text:p>1425542773009</text:p>
          </table:table-cell>
          <table:table-cell table:formula="of:=[.B27] + ROUND(([.A28]-[.A27]) / 1000 / 60)"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3073014" calcext:value-type="float">
            <text:p>1425543073014</text:p>
          </table:table-cell>
          <table:table-cell table:formula="of:=[.B28] + ROUND(([.A29]-[.A28]) / 1000 / 60)"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3373006" calcext:value-type="float">
            <text:p>1425543373006</text:p>
          </table:table-cell>
          <table:table-cell table:formula="of:=[.B29] + ROUND(([.A30]-[.A29]) / 1000 / 60)"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3673004" calcext:value-type="float">
            <text:p>1425543673004</text:p>
          </table:table-cell>
          <table:table-cell table:formula="of:=[.B30] + ROUND(([.A31]-[.A30]) / 1000 / 60)"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43" calcext:value-type="float">
            <text:p>14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3973010" calcext:value-type="float">
            <text:p>1425543973010</text:p>
          </table:table-cell>
          <table:table-cell table:formula="of:=[.B31] + ROUND(([.A32]-[.A31]) / 1000 / 60)"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44273021" calcext:value-type="float">
            <text:p>1425544273021</text:p>
          </table:table-cell>
          <table:table-cell table:formula="of:=[.B32] + ROUND(([.A33]-[.A32]) / 1000 / 60)"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25544572989" calcext:value-type="float">
            <text:p>1425544572989</text:p>
          </table:table-cell>
          <table:table-cell table:formula="of:=[.B33] + ROUND(([.A34]-[.A33]) / 1000 / 60)"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44873019" calcext:value-type="float">
            <text:p>1425544873019</text:p>
          </table:table-cell>
          <table:table-cell table:formula="of:=[.B34] + ROUND(([.A35]-[.A34]) / 1000 / 60)"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45173005" calcext:value-type="float">
            <text:p>1425545173005</text:p>
          </table:table-cell>
          <table:table-cell table:formula="of:=[.B35] + ROUND(([.A36]-[.A35]) / 1000 / 60)" office:value-type="float" office:value="165" calcext:value-type="float">
            <text:p>16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5473006" calcext:value-type="float">
            <text:p>1425545473006</text:p>
          </table:table-cell>
          <table:table-cell table:formula="of:=[.B36] + ROUND(([.A37]-[.A36]) / 1000 / 60)" office:value-type="float" office:value="170" calcext:value-type="float">
            <text:p>1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45773002" calcext:value-type="float">
            <text:p>1425545773002</text:p>
          </table:table-cell>
          <table:table-cell table:formula="of:=[.B37] + ROUND(([.A38]-[.A37]) / 1000 / 60)" office:value-type="float" office:value="175" calcext:value-type="float">
            <text:p>17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47" calcext:value-type="float">
            <text:p>14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46073021" calcext:value-type="float">
            <text:p>1425546073021</text:p>
          </table:table-cell>
          <table:table-cell table:formula="of:=[.B38] + ROUND(([.A39]-[.A38]) / 1000 / 60)"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46373000" calcext:value-type="float">
            <text:p>1425546373000</text:p>
          </table:table-cell>
          <table:table-cell table:formula="of:=[.B39] + ROUND(([.A40]-[.A39]) / 1000 / 60)"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46672994" calcext:value-type="float">
            <text:p>1425546672994</text:p>
          </table:table-cell>
          <table:table-cell table:formula="of:=[.B40] + ROUND(([.A41]-[.A40]) / 1000 / 60)" office:value-type="float" office:value="190" calcext:value-type="float">
            <text:p>19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6973010" calcext:value-type="float">
            <text:p>1425546973010</text:p>
          </table:table-cell>
          <table:table-cell table:formula="of:=[.B41] + ROUND(([.A42]-[.A41]) / 1000 / 60)" office:value-type="float" office:value="195" calcext:value-type="float">
            <text:p>19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7273012" calcext:value-type="float">
            <text:p>1425547273012</text:p>
          </table:table-cell>
          <table:table-cell table:formula="of:=[.B42] + ROUND(([.A43]-[.A42]) / 1000 / 60)"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49" calcext:value-type="float">
            <text:p>14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7573019" calcext:value-type="float">
            <text:p>1425547573019</text:p>
          </table:table-cell>
          <table:table-cell table:formula="of:=[.B43] + ROUND(([.A44]-[.A43]) / 1000 / 60)"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63" calcext:value-type="float">
            <text:p>16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47873027" calcext:value-type="float">
            <text:p>1425547873027</text:p>
          </table:table-cell>
          <table:table-cell table:formula="of:=[.B44] + ROUND(([.A45]-[.A44]) / 1000 / 60)" office:value-type="float" office:value="210" calcext:value-type="float">
            <text:p>21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25548173014" calcext:value-type="float">
            <text:p>1425548173014</text:p>
          </table:table-cell>
          <table:table-cell table:formula="of:=[.B45] + ROUND(([.A46]-[.A45]) / 1000 / 60)"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48473006" calcext:value-type="float">
            <text:p>1425548473006</text:p>
          </table:table-cell>
          <table:table-cell table:formula="of:=[.B46] + ROUND(([.A47]-[.A46]) / 1000 / 60)" office:value-type="float" office:value="220" calcext:value-type="float">
            <text:p>22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8773020" calcext:value-type="float">
            <text:p>1425548773020</text:p>
          </table:table-cell>
          <table:table-cell table:formula="of:=[.B47] + ROUND(([.A48]-[.A47]) / 1000 / 60)"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49072997" calcext:value-type="float">
            <text:p>1425549072997</text:p>
          </table:table-cell>
          <table:table-cell table:formula="of:=[.B48] + ROUND(([.A49]-[.A48]) / 1000 / 60)" office:value-type="float" office:value="230" calcext:value-type="float">
            <text:p>23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49373005" calcext:value-type="float">
            <text:p>1425549373005</text:p>
          </table:table-cell>
          <table:table-cell table:formula="of:=[.B49] + ROUND(([.A50]-[.A49]) / 1000 / 60)" office:value-type="float" office:value="235" calcext:value-type="float">
            <text:p>23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49673010" calcext:value-type="float">
            <text:p>1425549673010</text:p>
          </table:table-cell>
          <table:table-cell table:formula="of:=[.B50] + ROUND(([.A51]-[.A50]) / 1000 / 60)" office:value-type="float" office:value="240" calcext:value-type="float">
            <text:p>24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49973002" calcext:value-type="float">
            <text:p>1425549973002</text:p>
          </table:table-cell>
          <table:table-cell table:formula="of:=[.B51] + ROUND(([.A52]-[.A51]) / 1000 / 60)" office:value-type="float" office:value="245" calcext:value-type="float">
            <text:p>24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50273009" calcext:value-type="float">
            <text:p>1425550273009</text:p>
          </table:table-cell>
          <table:table-cell table:formula="of:=[.B52] + ROUND(([.A53]-[.A52]) / 1000 / 60)"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50573014" calcext:value-type="float">
            <text:p>1425550573014</text:p>
          </table:table-cell>
          <table:table-cell table:formula="of:=[.B53] + ROUND(([.A54]-[.A53]) / 1000 / 60)"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50873024" calcext:value-type="float">
            <text:p>1425550873024</text:p>
          </table:table-cell>
          <table:table-cell table:formula="of:=[.B54] + ROUND(([.A55]-[.A54]) / 1000 / 60)" office:value-type="float" office:value="260" calcext:value-type="float">
            <text:p>26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25551173014" calcext:value-type="float">
            <text:p>1425551173014</text:p>
          </table:table-cell>
          <table:table-cell table:formula="of:=[.B55] + ROUND(([.A56]-[.A55]) / 1000 / 60)" office:value-type="float" office:value="265" calcext:value-type="float">
            <text:p>2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51473019" calcext:value-type="float">
            <text:p>1425551473019</text:p>
          </table:table-cell>
          <table:table-cell table:formula="of:=[.B56] + ROUND(([.A57]-[.A56]) / 1000 / 60)" office:value-type="float" office:value="270" calcext:value-type="float">
            <text:p>27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51773003" calcext:value-type="float">
            <text:p>1425551773003</text:p>
          </table:table-cell>
          <table:table-cell table:formula="of:=[.B57] + ROUND(([.A58]-[.A57]) / 1000 / 60)" office:value-type="float" office:value="275" calcext:value-type="float">
            <text:p>27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52073023" calcext:value-type="float">
            <text:p>1425552073023</text:p>
          </table:table-cell>
          <table:table-cell table:formula="of:=[.B58] + ROUND(([.A59]-[.A58]) / 1000 / 60)" office:value-type="float" office:value="280" calcext:value-type="float">
            <text:p>280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52372995" calcext:value-type="float">
            <text:p>1425552372995</text:p>
          </table:table-cell>
          <table:table-cell table:formula="of:=[.B59] + ROUND(([.A60]-[.A59]) / 1000 / 60)" office:value-type="float" office:value="285" calcext:value-type="float">
            <text:p>28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52673014" calcext:value-type="float">
            <text:p>1425552673014</text:p>
          </table:table-cell>
          <table:table-cell table:formula="of:=[.B60] + ROUND(([.A61]-[.A60]) / 1000 / 60)" office:value-type="float" office:value="290" calcext:value-type="float">
            <text:p>29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2973022" calcext:value-type="float">
            <text:p>1425552973022</text:p>
          </table:table-cell>
          <table:table-cell table:formula="of:=[.B61] + ROUND(([.A62]-[.A61]) / 1000 / 60)" office:value-type="float" office:value="295" calcext:value-type="float">
            <text:p>29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53272994" calcext:value-type="float">
            <text:p>1425553272994</text:p>
          </table:table-cell>
          <table:table-cell table:formula="of:=[.B62] + ROUND(([.A63]-[.A62]) / 1000 / 60)" office:value-type="float" office:value="300" calcext:value-type="float">
            <text:p>30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53573009" calcext:value-type="float">
            <text:p>1425553573009</text:p>
          </table:table-cell>
          <table:table-cell table:formula="of:=[.B63] + ROUND(([.A64]-[.A63]) / 1000 / 60)" office:value-type="float" office:value="305" calcext:value-type="float">
            <text:p>30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53873016" calcext:value-type="float">
            <text:p>1425553873016</text:p>
          </table:table-cell>
          <table:table-cell table:formula="of:=[.B64] + ROUND(([.A65]-[.A64]) / 1000 / 60)" office:value-type="float" office:value="310" calcext:value-type="float">
            <text:p>31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54173018" calcext:value-type="float">
            <text:p>1425554173018</text:p>
          </table:table-cell>
          <table:table-cell table:formula="of:=[.B65] + ROUND(([.A66]-[.A65]) / 1000 / 60)" office:value-type="float" office:value="315" calcext:value-type="float">
            <text:p>31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43" calcext:value-type="float">
            <text:p>14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4473012" calcext:value-type="float">
            <text:p>1425554473012</text:p>
          </table:table-cell>
          <table:table-cell table:formula="of:=[.B66] + ROUND(([.A67]-[.A66]) / 1000 / 60)" office:value-type="float" office:value="320" calcext:value-type="float">
            <text:p>32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4773008" calcext:value-type="float">
            <text:p>1425554773008</text:p>
          </table:table-cell>
          <table:table-cell table:formula="of:=[.B67] + ROUND(([.A68]-[.A67]) / 1000 / 60)" office:value-type="float" office:value="325" calcext:value-type="float">
            <text:p>32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55073028" calcext:value-type="float">
            <text:p>1425555073028</text:p>
          </table:table-cell>
          <table:table-cell table:formula="of:=[.B68] + ROUND(([.A69]-[.A68]) / 1000 / 60)" office:value-type="float" office:value="330" calcext:value-type="float">
            <text:p>33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55373008" calcext:value-type="float">
            <text:p>1425555373008</text:p>
          </table:table-cell>
          <table:table-cell table:formula="of:=[.B69] + ROUND(([.A70]-[.A69]) / 1000 / 60)" office:value-type="float" office:value="335" calcext:value-type="float">
            <text:p>33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25555673013" calcext:value-type="float">
            <text:p>1425555673013</text:p>
          </table:table-cell>
          <table:table-cell table:formula="of:=[.B70] + ROUND(([.A71]-[.A70]) / 1000 / 60)" office:value-type="float" office:value="340" calcext:value-type="float">
            <text:p>34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41" calcext:value-type="float">
            <text:p>14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55973000" calcext:value-type="float">
            <text:p>1425555973000</text:p>
          </table:table-cell>
          <table:table-cell table:formula="of:=[.B71] + ROUND(([.A72]-[.A71]) / 1000 / 60)" office:value-type="float" office:value="345" calcext:value-type="float">
            <text:p>34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44" calcext:value-type="float">
            <text:p>14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56273002" calcext:value-type="float">
            <text:p>1425556273002</text:p>
          </table:table-cell>
          <table:table-cell table:formula="of:=[.B72] + ROUND(([.A73]-[.A72]) / 1000 / 60)" office:value-type="float" office:value="350" calcext:value-type="float">
            <text:p>35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56573022" calcext:value-type="float">
            <text:p>1425556573022</text:p>
          </table:table-cell>
          <table:table-cell table:formula="of:=[.B73] + ROUND(([.A74]-[.A73]) / 1000 / 60)" office:value-type="float" office:value="355" calcext:value-type="float">
            <text:p>355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156" calcext:value-type="float">
            <text:p>15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56872993" calcext:value-type="float">
            <text:p>1425556872993</text:p>
          </table:table-cell>
          <table:table-cell table:formula="of:=[.B74] + ROUND(([.A75]-[.A74]) / 1000 / 60)" office:value-type="float" office:value="360" calcext:value-type="float">
            <text:p>36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7173018" calcext:value-type="float">
            <text:p>1425557173018</text:p>
          </table:table-cell>
          <table:table-cell table:formula="of:=[.B75] + ROUND(([.A76]-[.A75]) / 1000 / 60)" office:value-type="float" office:value="365" calcext:value-type="float">
            <text:p>36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57473004" calcext:value-type="float">
            <text:p>1425557473004</text:p>
          </table:table-cell>
          <table:table-cell table:formula="of:=[.B76] + ROUND(([.A77]-[.A76]) / 1000 / 60)" office:value-type="float" office:value="370" calcext:value-type="float">
            <text:p>37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7773018" calcext:value-type="float">
            <text:p>1425557773018</text:p>
          </table:table-cell>
          <table:table-cell table:formula="of:=[.B77] + ROUND(([.A78]-[.A77]) / 1000 / 60)" office:value-type="float" office:value="375" calcext:value-type="float">
            <text:p>37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58073009" calcext:value-type="float">
            <text:p>1425558073009</text:p>
          </table:table-cell>
          <table:table-cell table:formula="of:=[.B78] + ROUND(([.A79]-[.A78]) / 1000 / 60)"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58373001" calcext:value-type="float">
            <text:p>1425558373001</text:p>
          </table:table-cell>
          <table:table-cell table:formula="of:=[.B79] + ROUND(([.A80]-[.A79]) / 1000 / 60)" office:value-type="float" office:value="385" calcext:value-type="float">
            <text:p>38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58673010" calcext:value-type="float">
            <text:p>1425558673010</text:p>
          </table:table-cell>
          <table:table-cell table:formula="of:=[.B80] + ROUND(([.A81]-[.A80]) / 1000 / 60)" office:value-type="float" office:value="390" calcext:value-type="float">
            <text:p>39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58973017" calcext:value-type="float">
            <text:p>1425558973017</text:p>
          </table:table-cell>
          <table:table-cell table:formula="of:=[.B81] + ROUND(([.A82]-[.A81]) / 1000 / 60)" office:value-type="float" office:value="395" calcext:value-type="float">
            <text:p>39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59273022" calcext:value-type="float">
            <text:p>1425559273022</text:p>
          </table:table-cell>
          <table:table-cell table:formula="of:=[.B82] + ROUND(([.A83]-[.A82]) / 1000 / 60)"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42" calcext:value-type="float">
            <text:p>14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25559572998" calcext:value-type="float">
            <text:p>1425559572998</text:p>
          </table:table-cell>
          <table:table-cell table:formula="of:=[.B83] + ROUND(([.A84]-[.A83]) / 1000 / 60)" office:value-type="float" office:value="405" calcext:value-type="float">
            <text:p>40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151" calcext:value-type="float">
            <text:p>15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425559873021" calcext:value-type="float">
            <text:p>1425559873021</text:p>
          </table:table-cell>
          <table:table-cell table:formula="of:=[.B84] + ROUND(([.A85]-[.A84]) / 1000 / 60)" office:value-type="float" office:value="410" calcext:value-type="float">
            <text:p>41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25560172991" calcext:value-type="float">
            <text:p>1425560172991</text:p>
          </table:table-cell>
          <table:table-cell table:formula="of:=[.B85] + ROUND(([.A86]-[.A85]) / 1000 / 60)" office:value-type="float" office:value="415" calcext:value-type="float">
            <text:p>41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60473013" calcext:value-type="float">
            <text:p>1425560473013</text:p>
          </table:table-cell>
          <table:table-cell table:formula="of:=[.B86] + ROUND(([.A87]-[.A86]) / 1000 / 60)" office:value-type="float" office:value="420" calcext:value-type="float">
            <text:p>42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42" calcext:value-type="float">
            <text:p>14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60773020" calcext:value-type="float">
            <text:p>1425560773020</text:p>
          </table:table-cell>
          <table:table-cell table:formula="of:=[.B87] + ROUND(([.A88]-[.A87]) / 1000 / 60)" office:value-type="float" office:value="425" calcext:value-type="float">
            <text:p>42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25561073008" calcext:value-type="float">
            <text:p>1425561073008</text:p>
          </table:table-cell>
          <table:table-cell table:formula="of:=[.B88] + ROUND(([.A89]-[.A88]) / 1000 / 60)" office:value-type="float" office:value="430" calcext:value-type="float">
            <text:p>430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61373010" calcext:value-type="float">
            <text:p>1425561373010</text:p>
          </table:table-cell>
          <table:table-cell table:formula="of:=[.B89] + ROUND(([.A90]-[.A89]) / 1000 / 60)" office:value-type="float" office:value="435" calcext:value-type="float">
            <text:p>43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25561673001" calcext:value-type="float">
            <text:p>1425561673001</text:p>
          </table:table-cell>
          <table:table-cell table:formula="of:=[.B90] + ROUND(([.A91]-[.A90]) / 1000 / 60)" office:value-type="float" office:value="440" calcext:value-type="float">
            <text:p>440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25561973019" calcext:value-type="float">
            <text:p>1425561973019</text:p>
          </table:table-cell>
          <table:table-cell table:formula="of:=[.B91] + ROUND(([.A92]-[.A91]) / 1000 / 60)" office:value-type="float" office:value="445" calcext:value-type="float">
            <text:p>445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56" calcext:value-type="float">
            <text:p>15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62273009" calcext:value-type="float">
            <text:p>1425562273009</text:p>
          </table:table-cell>
          <table:table-cell table:formula="of:=[.B92] + ROUND(([.A93]-[.A92]) / 1000 / 60)" office:value-type="float" office:value="450" calcext:value-type="float">
            <text:p>45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62573004" calcext:value-type="float">
            <text:p>1425562573004</text:p>
          </table:table-cell>
          <table:table-cell table:formula="of:=[.B93] + ROUND(([.A94]-[.A93]) / 1000 / 60)" office:value-type="float" office:value="455" calcext:value-type="float">
            <text:p>45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25562872999" calcext:value-type="float">
            <text:p>1425562872999</text:p>
          </table:table-cell>
          <table:table-cell table:formula="of:=[.B94] + ROUND(([.A95]-[.A94]) / 1000 / 60)" office:value-type="float" office:value="460" calcext:value-type="float">
            <text:p>46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63173017" calcext:value-type="float">
            <text:p>1425563173017</text:p>
          </table:table-cell>
          <table:table-cell table:formula="of:=[.B95] + ROUND(([.A96]-[.A95]) / 1000 / 60)" office:value-type="float" office:value="465" calcext:value-type="float">
            <text:p>46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25563473001" calcext:value-type="float">
            <text:p>1425563473001</text:p>
          </table:table-cell>
          <table:table-cell table:formula="of:=[.B96] + ROUND(([.A97]-[.A96]) / 1000 / 60)" office:value-type="float" office:value="470" calcext:value-type="float">
            <text:p>4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63773020" calcext:value-type="float">
            <text:p>1425563773020</text:p>
          </table:table-cell>
          <table:table-cell table:formula="of:=[.B97] + ROUND(([.A98]-[.A97]) / 1000 / 60)" office:value-type="float" office:value="475" calcext:value-type="float">
            <text:p>47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25564072994" calcext:value-type="float">
            <text:p>1425564072994</text:p>
          </table:table-cell>
          <table:table-cell table:formula="of:=[.B98] + ROUND(([.A99]-[.A98]) / 1000 / 60)" office:value-type="float" office:value="480" calcext:value-type="float">
            <text:p>48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64" calcext:value-type="float">
            <text:p>16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64372999" calcext:value-type="float">
            <text:p>1425564372999</text:p>
          </table:table-cell>
          <table:table-cell table:formula="of:=[.B99] + ROUND(([.A100]-[.A99]) / 1000 / 60)" office:value-type="float" office:value="485" calcext:value-type="float">
            <text:p>485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25564673018" calcext:value-type="float">
            <text:p>1425564673018</text:p>
          </table:table-cell>
          <table:table-cell table:formula="of:=[.B100] + ROUND(([.A101]-[.A100]) / 1000 / 60)" office:value-type="float" office:value="490" calcext:value-type="float">
            <text:p>490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425564973010" calcext:value-type="float">
            <text:p>1425564973010</text:p>
          </table:table-cell>
          <table:table-cell table:formula="of:=[.B101] + ROUND(([.A102]-[.A101]) / 1000 / 60)" office:value-type="float" office:value="495" calcext:value-type="float">
            <text:p>495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25565273008" calcext:value-type="float">
            <text:p>1425565273008</text:p>
          </table:table-cell>
          <table:table-cell table:formula="of:=[.B102] + ROUND(([.A103]-[.A102]) / 1000 / 60)"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65573005" calcext:value-type="float">
            <text:p>1425565573005</text:p>
          </table:table-cell>
          <table:table-cell table:formula="of:=[.B103] + ROUND(([.A104]-[.A103]) / 1000 / 60)" office:value-type="float" office:value="505" calcext:value-type="float">
            <text:p>50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425565872999" calcext:value-type="float">
            <text:p>1425565872999</text:p>
          </table:table-cell>
          <table:table-cell table:formula="of:=[.B104] + ROUND(([.A105]-[.A104]) / 1000 / 60)" office:value-type="float" office:value="510" calcext:value-type="float">
            <text:p>5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25566173024" calcext:value-type="float">
            <text:p>1425566173024</text:p>
          </table:table-cell>
          <table:table-cell table:formula="of:=[.B105] + ROUND(([.A106]-[.A105]) / 1000 / 60)" office:value-type="float" office:value="515" calcext:value-type="float">
            <text:p>51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66473002" calcext:value-type="float">
            <text:p>1425566473002</text:p>
          </table:table-cell>
          <table:table-cell table:formula="of:=[.B106] + ROUND(([.A107]-[.A106]) / 1000 / 60)" office:value-type="float" office:value="520" calcext:value-type="float">
            <text:p>52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25566773014" calcext:value-type="float">
            <text:p>1425566773014</text:p>
          </table:table-cell>
          <table:table-cell table:formula="of:=[.B107] + ROUND(([.A108]-[.A107]) / 1000 / 60)" office:value-type="float" office:value="525" calcext:value-type="float">
            <text:p>52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25567073016" calcext:value-type="float">
            <text:p>1425567073016</text:p>
          </table:table-cell>
          <table:table-cell table:formula="of:=[.B108] + ROUND(([.A109]-[.A108]) / 1000 / 60)" office:value-type="float" office:value="530" calcext:value-type="float">
            <text:p>53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25567373003" calcext:value-type="float">
            <text:p>1425567373003</text:p>
          </table:table-cell>
          <table:table-cell table:formula="of:=[.B109] + ROUND(([.A110]-[.A109]) / 1000 / 60)" office:value-type="float" office:value="535" calcext:value-type="float">
            <text:p>535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.00.0000</text:date>, <text:time style:data-style-name="N2" text:time-value="17:26:14.9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9:03:58.766000000</meta:creation-date>
    <dc:date>2015-03-07T17:31:46.166000000</dc:date>
    <meta:editing-duration>PT1H30S</meta:editing-duration>
    <meta:editing-cycles>27</meta:editing-cycles>
    <meta:generator>LibreOffice/4.4.0.3$Windows_x86 LibreOffice_project/de093506bcdc5fafd9023ee680b8c60e3e0645d7</meta:generator>
    <meta:document-statistic meta:table-count="3" meta:cell-count="12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29cm" svg:height="10.095cm" xlink:href=".." xlink:type="simple" chart:class="chart:line" chart:style-name="ch1">
        <chart:title svg:x="6.816cm" svg:y="0.221cm" chart:style-name="ch2">
          <text:p>Average heap use of consumer nodes</text:p>
        </chart:title>
        <chart:subtitle svg:x="4.622cm" svg:y="0.84cm" chart:style-name="ch3">
          <text:p>Consumer nodes are selected with the adaptive load balancing routing logic</text:p>
        </chart:subtitle>
        <chart:legend chart:legend-position="end" svg:x="19.362cm" svg:y="4.001cm" style:legend-expansion="high" chart:style-name="ch4"/>
        <chart:plot-area chart:style-name="ch5" table:cell-range-address="Adaptive.B2:Adaptive.F28" chart:data-source-has-labels="both" svg:x="1.177cm" svg:y="1.76cm" svg:width="18.115cm" svg:height="7.09cm">
          <chartooo:coordinate-region svg:x="1.984cm" svg:y="1.96cm" svg:width="17.028cm" svg:height="5.845cm"/>
          <chart:axis chart:dimension="x" chart:name="primary-x" chart:style-name="ch6" chartooo:axis-type="auto">
            <chartooo:date-scale/>
            <chart:title svg:x="8.992cm" svg:y="9.052cm" chart:style-name="ch7">
              <text:p>Time [seconds]</text:p>
            </chart:title>
            <chart:categories table:cell-range-address="Adaptive.B3:Adaptive.B28"/>
          </chart:axis>
          <chart:axis chart:dimension="y" chart:name="primary-y" chart:style-name="ch8">
            <chart:title svg:x="0.146cm" svg:y="6.52cm" chart:style-name="ch9">
              <text:p>Heap use [MB]</text:p>
            </chart:title>
            <chart:grid chart:style-name="ch10" chart:class="major"/>
          </chart:axis>
          <chart:series chart:style-name="ch11" chart:values-cell-range-address="Adaptive.C3:Adaptive.C28" chart:label-cell-address="Adaptive.C2:Adaptive.C2" chart:class="chart:line">
            <chart:data-point chart:repeated="19"/>
            <chart:data-point chart:style-name="ch12"/>
            <chart:data-point chart:repeated="6"/>
          </chart:series>
          <chart:series chart:style-name="ch13" chart:values-cell-range-address="Adaptive.D3:Adaptive.D28" chart:label-cell-address="Adaptive.D2:Adaptive.D2" chart:class="chart:line">
            <chart:data-point chart:repeated="26"/>
          </chart:series>
          <chart:series chart:style-name="ch14" chart:values-cell-range-address="Adaptive.E3:Adaptive.E28" chart:label-cell-address="Adaptive.E2:Adaptive.E2" chart:class="chart:line">
            <chart:data-point chart:repeated="26"/>
          </chart:series>
          <chart:series chart:style-name="ch15" chart:values-cell-range-address="Adaptive.F3:Adaptive.F28" chart:label-cell-address="Adaptive.F2:Adaptive.F2" chart:class="chart:line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1</text:p>
                <draw:g>
                  <svg:desc>Adaptive.C2:Adaptive.C2</svg:desc>
                </draw:g>
              </table:table-cell>
              <table:table-cell office:value-type="string">
                <text:p>C2</text:p>
                <draw:g>
                  <svg:desc>Adaptive.D2:Adaptive.D2</svg:desc>
                </draw:g>
              </table:table-cell>
              <table:table-cell office:value-type="string">
                <text:p>C3</text:p>
                <draw:g>
                  <svg:desc>Adaptive.E2:Adaptive.E2</svg:desc>
                </draw:g>
              </table:table-cell>
              <table:table-cell office:value-type="string">
                <text:p>C4</text:p>
                <draw:g>
                  <svg:desc>Adaptive.F2:Adaptive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daptive.B3:Adaptive.B28</svg:desc>
                </draw:g>
              </table:table-cell>
              <table:table-cell office:value-type="float" office:value="60">
                <text:p>60</text:p>
                <draw:g>
                  <svg:desc>Adaptive.C3:Adaptive.C28</svg:desc>
                </draw:g>
              </table:table-cell>
              <table:table-cell office:value-type="float" office:value="75">
                <text:p>75</text:p>
                <draw:g>
                  <svg:desc>Adaptive.D3:Adaptive.D28</svg:desc>
                </draw:g>
              </table:table-cell>
              <table:table-cell office:value-type="float" office:value="102">
                <text:p>102</text:p>
                <draw:g>
                  <svg:desc>Adaptive.E3:Adaptive.E28</svg:desc>
                </draw:g>
              </table:table-cell>
              <table:table-cell office:value-type="float" office:value="72">
                <text:p>72</text:p>
                <draw:g>
                  <svg:desc>Adaptive.F3:Adaptive.F2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57">
                <text:p>57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97">
                <text:p>9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96">
                <text:p>9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  <table:table-cell office:value-type="float" office:value="129">
                <text:p>1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1">
                <text:p>13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49">
                <text:p>1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3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1">
                <text:p>51</text:p>
              </table:table-cell>
              <table:table-cell office:value-type="float" office:value="74">
                <text:p>74</text:p>
              </table:table-cell>
              <table:table-cell office:value-type="float" office:value="134">
                <text:p>1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1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132">
                <text:p>1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132">
                <text:p>13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143">
                <text:p>14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152">
                <text:p>15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52">
                <text:p>15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8">
                <text:p>1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61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140">
                <text:p>1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147">
                <text:p>14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  <table:table-cell office:value-type="float" office:value="128">
                <text:p>1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155">
                <text:p>15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  <table:table-cell office:value-type="float" office:value="154">
                <text:p>154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29cm" svg:height="10.095cm" xlink:href=".." xlink:type="simple" chart:class="chart:line" chart:style-name="ch1">
        <chart:title svg:x="6.816cm" svg:y="0.221cm" chart:style-name="ch2">
          <text:p>Average heap use of consumer nodes</text:p>
        </chart:title>
        <chart:subtitle svg:x="5.395cm" svg:y="0.84cm" chart:style-name="ch3">
          <text:p>Consumer nodes are selected with the round robin routing logic</text:p>
        </chart:subtitle>
        <chart:legend chart:legend-position="end" svg:x="19.362cm" svg:y="4.001cm" style:legend-expansion="high" chart:style-name="ch4"/>
        <chart:plot-area chart:style-name="ch5" table:cell-range-address="RoundRobin.B2:RoundRobin.F28" chart:data-source-has-labels="both" svg:x="1.177cm" svg:y="1.76cm" svg:width="18.115cm" svg:height="7.09cm">
          <chartooo:coordinate-region svg:x="1.984cm" svg:y="1.96cm" svg:width="17.028cm" svg:height="5.845cm"/>
          <chart:axis chart:dimension="x" chart:name="primary-x" chart:style-name="ch6" chartooo:axis-type="auto">
            <chartooo:date-scale/>
            <chart:title svg:x="8.992cm" svg:y="9.052cm" chart:style-name="ch7">
              <text:p>Time [seconds]</text:p>
            </chart:title>
            <chart:categories table:cell-range-address="RoundRobin.B3:RoundRobin.B28"/>
          </chart:axis>
          <chart:axis chart:dimension="y" chart:name="primary-y" chart:style-name="ch8">
            <chart:title svg:x="0.146cm" svg:y="6.52cm" chart:style-name="ch9">
              <text:p>Heap use [MB]</text:p>
            </chart:title>
            <chart:grid chart:style-name="ch10" chart:class="major"/>
          </chart:axis>
          <chart:series chart:style-name="ch11" chart:values-cell-range-address="RoundRobin.C3:RoundRobin.C28" chart:label-cell-address="RoundRobin.C2:RoundRobin.C2" chart:class="chart:line">
            <chart:data-point chart:repeated="19"/>
            <chart:data-point chart:style-name="ch12"/>
            <chart:data-point chart:repeated="6"/>
          </chart:series>
          <chart:series chart:style-name="ch13" chart:values-cell-range-address="RoundRobin.D3:RoundRobin.D28" chart:label-cell-address="RoundRobin.D2:RoundRobin.D2" chart:class="chart:line">
            <chart:data-point chart:repeated="26"/>
          </chart:series>
          <chart:series chart:style-name="ch14" chart:values-cell-range-address="RoundRobin.E3:RoundRobin.E28" chart:label-cell-address="RoundRobin.E2:RoundRobin.E2" chart:class="chart:line">
            <chart:data-point chart:repeated="26"/>
          </chart:series>
          <chart:series chart:style-name="ch15" chart:values-cell-range-address="RoundRobin.F3:RoundRobin.F28" chart:label-cell-address="RoundRobin.F2:RoundRobin.F2" chart:class="chart:line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1</text:p>
                <draw:g>
                  <svg:desc>RoundRobin.C2:RoundRobin.C2</svg:desc>
                </draw:g>
              </table:table-cell>
              <table:table-cell office:value-type="string">
                <text:p>C2</text:p>
                <draw:g>
                  <svg:desc>RoundRobin.D2:RoundRobin.D2</svg:desc>
                </draw:g>
              </table:table-cell>
              <table:table-cell office:value-type="string">
                <text:p>C3</text:p>
                <draw:g>
                  <svg:desc>RoundRobin.E2:RoundRobin.E2</svg:desc>
                </draw:g>
              </table:table-cell>
              <table:table-cell office:value-type="string">
                <text:p>C4</text:p>
                <draw:g>
                  <svg:desc>RoundRobin.F2:RoundRobin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oundRobin.B3:RoundRobin.B28</svg:desc>
                </draw:g>
              </table:table-cell>
              <table:table-cell office:value-type="float" office:value="98">
                <text:p>98</text:p>
                <draw:g>
                  <svg:desc>RoundRobin.C3:RoundRobin.C28</svg:desc>
                </draw:g>
              </table:table-cell>
              <table:table-cell office:value-type="float" office:value="83">
                <text:p>83</text:p>
                <draw:g>
                  <svg:desc>RoundRobin.D3:RoundRobin.D28</svg:desc>
                </draw:g>
              </table:table-cell>
              <table:table-cell office:value-type="float" office:value="99">
                <text:p>99</text:p>
                <draw:g>
                  <svg:desc>RoundRobin.E3:RoundRobin.E28</svg:desc>
                </draw:g>
              </table:table-cell>
              <table:table-cell office:value-type="float" office:value="89">
                <text:p>89</text:p>
                <draw:g>
                  <svg:desc>RoundRobin.F3:RoundRobin.F2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51">
                <text:p>51</text:p>
              </table:table-cell>
              <table:table-cell office:value-type="float" office:value="77">
                <text:p>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93">
                <text:p>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104">
                <text:p>10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122">
                <text:p>12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139">
                <text:p>13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148">
                <text:p>14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152">
                <text:p>1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158">
                <text:p>15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8">
                <text:p>58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6">
                <text:p>8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0">
                <text:p>15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77">
                <text:p>177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22">
                <text:p>222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31">
                <text:p>231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129cm" svg:height="10.095cm" xlink:href=".." xlink:type="simple" chart:class="chart:line" chart:style-name="ch1">
        <chart:title svg:x="6.816cm" svg:y="0.221cm" chart:style-name="ch2">
          <text:p>Average heap use of consumer nodes</text:p>
        </chart:title>
        <chart:subtitle svg:x="4.568cm" svg:y="0.84cm" chart:style-name="ch3">
          <text:p>Consumer nodes are selected with the adaptive load balancing routing logic</text:p>
        </chart:subtitle>
        <chart:legend chart:legend-position="end" svg:x="19.362cm" svg:y="4.001cm" style:legend-expansion="high" chart:style-name="ch4"/>
        <chart:plot-area chart:style-name="ch5" table:cell-range-address="AdaptiveLong.B2:AdaptiveLong.F110" chart:data-source-has-labels="both" svg:x="1.177cm" svg:y="1.76cm" svg:width="17.835cm" svg:height="6.969cm">
          <chartooo:coordinate-region svg:x="1.984cm" svg:y="1.96cm" svg:width="17.028cm" svg:height="5.845cm"/>
          <chart:axis chart:dimension="x" chart:name="primary-x" chart:style-name="ch6" chartooo:axis-type="auto">
            <chartooo:date-scale/>
            <chart:title svg:x="8.892cm" svg:y="8.931cm" chart:style-name="ch7">
              <text:p>Time [minutes]</text:p>
            </chart:title>
            <chart:categories table:cell-range-address="AdaptiveLong.B3:AdaptiveLong.B110"/>
          </chart:axis>
          <chart:axis chart:dimension="y" chart:name="primary-y" chart:style-name="ch8">
            <chart:title svg:x="0.146cm" svg:y="6.459cm" chart:style-name="ch9">
              <text:p>Heap use [MB]</text:p>
            </chart:title>
            <chart:grid chart:style-name="ch10" chart:class="major"/>
          </chart:axis>
          <chart:series chart:style-name="ch11" chart:values-cell-range-address="AdaptiveLong.C3:AdaptiveLong.C110" chart:label-cell-address="AdaptiveLong.C2:AdaptiveLong.C2" chart:class="chart:line">
            <chart:data-point chart:repeated="19"/>
            <chart:data-point chart:style-name="ch12"/>
            <chart:data-point chart:repeated="88"/>
          </chart:series>
          <chart:series chart:style-name="ch11" chart:values-cell-range-address="AdaptiveLong.D3:AdaptiveLong.D110" chart:label-cell-address="AdaptiveLong.D2:AdaptiveLong.D2" chart:class="chart:line">
            <chart:data-point chart:repeated="108"/>
          </chart:series>
          <chart:series chart:style-name="ch13" chart:values-cell-range-address="AdaptiveLong.E3:AdaptiveLong.E110" chart:label-cell-address="AdaptiveLong.E2:AdaptiveLong.E2" chart:class="chart:line">
            <chart:data-point chart:repeated="108"/>
          </chart:series>
          <chart:series chart:style-name="ch14" chart:values-cell-range-address="AdaptiveLong.F3:AdaptiveLong.F110" chart:label-cell-address="AdaptiveLong.F2:AdaptiveLong.F2" chart:class="chart:line">
            <chart:data-point chart:repeated="10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1</text:p>
                <draw:g>
                  <svg:desc>AdaptiveLong.C2:AdaptiveLong.C2</svg:desc>
                </draw:g>
              </table:table-cell>
              <table:table-cell office:value-type="string">
                <text:p>C2</text:p>
                <draw:g>
                  <svg:desc>AdaptiveLong.D2:AdaptiveLong.D2</svg:desc>
                </draw:g>
              </table:table-cell>
              <table:table-cell office:value-type="string">
                <text:p>C3</text:p>
                <draw:g>
                  <svg:desc>AdaptiveLong.E2:AdaptiveLong.E2</svg:desc>
                </draw:g>
              </table:table-cell>
              <table:table-cell office:value-type="string">
                <text:p>C4</text:p>
                <draw:g>
                  <svg:desc>AdaptiveLong.F2:AdaptiveLong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daptiveLong.B3:AdaptiveLong.B110</svg:desc>
                </draw:g>
              </table:table-cell>
              <table:table-cell office:value-type="float" office:value="62">
                <text:p>62</text:p>
                <draw:g>
                  <svg:desc>AdaptiveLong.C3:AdaptiveLong.C110</svg:desc>
                </draw:g>
              </table:table-cell>
              <table:table-cell office:value-type="float" office:value="64">
                <text:p>64</text:p>
                <draw:g>
                  <svg:desc>AdaptiveLong.D3:AdaptiveLong.D110</svg:desc>
                </draw:g>
              </table:table-cell>
              <table:table-cell office:value-type="float" office:value="124">
                <text:p>124</text:p>
                <draw:g>
                  <svg:desc>AdaptiveLong.E3:AdaptiveLong.E110</svg:desc>
                </draw:g>
              </table:table-cell>
              <table:table-cell office:value-type="float" office:value="164">
                <text:p>164</text:p>
                <draw:g>
                  <svg:desc>AdaptiveLong.F3:AdaptiveLong.F11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46">
                <text:p>14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37">
                <text:p>13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146">
                <text:p>14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155">
                <text:p>15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148">
                <text:p>1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49">
                <text:p>14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146">
                <text:p>14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8">
                <text:p>1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149">
                <text:p>14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148">
                <text:p>14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150">
                <text:p>1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153">
                <text:p>1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1">
                <text:p>15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50">
                <text:p>1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  <table:table-cell office:value-type="float" office:value="147">
                <text:p>14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145">
                <text:p>14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152">
                <text:p>15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153">
                <text:p>1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148">
                <text:p>1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0">
                <text:p>1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143">
                <text:p>1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148">
                <text:p>1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150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143">
                <text:p>14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151">
                <text:p>15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49">
                <text:p>14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5">
                <text:p>14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146">
                <text:p>14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148">
                <text:p>14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7">
                <text:p>14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145">
                <text:p>14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48">
                <text:p>1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48">
                <text:p>14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49">
                <text:p>14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89">
                <text:p>89</text:p>
              </table:table-cell>
              <table:table-cell office:value-type="float" office:value="96">
                <text:p>96</text:p>
              </table:table-cell>
              <table:table-cell office:value-type="float" office:value="163">
                <text:p>16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141">
                <text:p>14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3">
                <text:p>73</text:p>
              </table:table-cell>
              <table:table-cell office:value-type="float" office:value="61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49">
                <text:p>14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150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148">
                <text:p>1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148">
                <text:p>1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148">
                <text:p>14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148">
                <text:p>14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152">
                <text:p>15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0">
                <text:p>1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147">
                <text:p>1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152">
                <text:p>15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47">
                <text:p>1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153">
                <text:p>15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53">
                <text:p>1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3">
                <text:p>14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146">
                <text:p>14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47">
                <text:p>14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152">
                <text:p>1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160">
                <text:p>1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141">
                <text:p>14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44">
                <text:p>14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153">
                <text:p>15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93">
                <text:p>93</text:p>
              </table:table-cell>
              <table:table-cell office:value-type="float" office:value="84">
                <text:p>84</text:p>
              </table:table-cell>
              <table:table-cell office:value-type="float" office:value="156">
                <text:p>15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153">
                <text:p>15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9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151">
                <text:p>1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40">
                <text:p>1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151">
                <text:p>15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156">
                <text:p>1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141">
                <text:p>14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150">
                <text:p>1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42">
                <text:p>14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51">
                <text:p>15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145">
                <text:p>14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4">
                <text:p>1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142">
                <text:p>14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49">
                <text:p>14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148">
                <text:p>14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50">
                <text:p>1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  <table:table-cell office:value-type="float" office:value="145">
                <text:p>14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56">
                <text:p>1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  <table:table-cell office:value-type="float" office:value="149">
                <text:p>14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  <table:table-cell office:value-type="float" office:value="141">
                <text:p>14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151">
                <text:p>1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46">
                <text:p>14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84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154">
                <text:p>1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8">
                <text:p>88</text:p>
              </table:table-cell>
              <table:table-cell office:value-type="float" office:value="107">
                <text:p>107</text:p>
              </table:table-cell>
              <table:table-cell office:value-type="float" office:value="164">
                <text:p>16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07">
                <text:p>107</text:p>
              </table:table-cell>
              <table:table-cell office:value-type="float" office:value="86">
                <text:p>86</text:p>
              </table:table-cell>
              <table:table-cell office:value-type="float" office:value="157">
                <text:p>15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167">
                <text:p>16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  <table:table-cell office:value-type="float" office:value="158">
                <text:p>15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161">
                <text:p>16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55">
                <text:p>15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157">
                <text:p>15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148">
                <text:p>1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148">
                <text:p>1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157">
                <text:p>15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52">
                <text:p>152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